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office:value-type="string">
            <text:p>needs to be refactored to be a clas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4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7-14T14:03:46</dc:date>
    <dc:creator>Marc-Andre Lanciault</dc:creator>
    <meta:editing-duration>PT17H47M03S</meta:editing-duration>
    <meta:editing-cycles>24</meta:editing-cycles>
    <meta:generator>OpenOffice.org/3.1$Linux OpenOffice.org_project/310m19$Build-9420</meta:generator>
    <meta:document-statistic meta:table-count="3" meta:cell-count="837" meta:object-count="0"/>
  </office:meta>
</office:document-meta>
</file>